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c4c4f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c4c4f"/>
    </style:style>
    <style:style style:name="P3" style:family="paragraph" style:parent-style-name="Standard">
      <style:text-properties officeooo:rsid="001c4c4f" officeooo:paragraph-rsid="001c4c4f"/>
    </style:style>
    <style:style style:name="T1" style:family="text">
      <style:text-properties fo:color="#000000" loext:opacity="100%" style:text-line-through-style="none" style:text-line-through-type="none" style:font-name="Arial" fo:font-size="11pt" fo:language="es" fo:country="ES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1c4c4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1f0b1c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1fa6e4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2109d4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ORY7 SENTENCIAS XQUERY EN BASEX</text:p>
      <text:p text:style-name="P3"/>
      <text:p text:style-name="P3">1.<text:span text:style-name="T1">mostrar los jugadores del segundo equipo</text:span></text:p>
      <text:p text:style-name="P3"><text:span text:style-name="T1">for $Equipo in doc("Equipo.xml")//Equipos/Equipo[2]</text:span></text:p>
      <text:p text:style-name="P3"><text:span text:style-name="T1">return $Equipo/Lista_Jugadores</text:span></text:p>
      <text:p text:style-name="P3"><text:span text:style-name="T1"/></text:p>
      <text:p text:style-name="P3"><text:span text:style-name="T1"/></text:p>
      <text:list xml:id="list2973514269" text:style-name="WWNum1">
        <text:list-item>
          <text:list>
            <text:list-header>
              <text:p text:style-name="P1"><text:span text:style-name="T2">2.</text:span><text:span text:style-name="T1">mostrar sólo los jugadores principales de todos equipos</text:span></text:p>
              <text:p text:style-name="P1"><text:span text:style-name="T1">for $Equipo in doc("Equipo.xml")//Equipos/Equipo/Lista_Jugadores</text:span></text:p>
              <text:p text:style-name="P1"><text:span text:style-name="T1">return $Equipo/jugador[@category="principal"]</text:span></text:p>
              <text:p text:style-name="P1"><text:span text:style-name="T1"/></text:p>
            </text:list-header>
          </text:list>
        </text:list-item>
      </text:list>
      <text:p text:style-name="P2"><text:span text:style-name="T1"/></text:p>
      <text:list xml:id="list145025472412983" text:continue-numbering="true" text:style-name="WWNum1">
        <text:list-item>
          <text:list>
            <text:list-header>
              <text:p text:style-name="P1"><text:span text:style-name="T2">3.</text:span><text:span text:style-name="T1">mostrar los jugadores con un sueldo mayor a 1500 euros</text:span></text:p>
              <text:p text:style-name="P1"><text:span text:style-name="T1">for $Equipo in doc("Equipo.xml")//Equipos/Equipo/Lista_Jugadores</text:span></text:p>
              <text:p text:style-name="P1"><text:span text:style-name="T1">return $Equipo/jugador[Sueldo_Jugador&gt;1500]</text:span></text:p>
            </text:list-header>
          </text:list>
        </text:list-item>
      </text:list>
      <text:p text:style-name="P2"><text:span text:style-name="T1"/></text:p>
      <text:list xml:id="list145023840936401" text:continue-numbering="true" text:style-name="WWNum1">
        <text:list-item>
          <text:list>
            <text:list-header>
              <text:p text:style-name="P1"><text:span text:style-name="T2">4.</text:span><text:span text:style-name="T1">mostrar el equipo cuyo ranking sea igual a 1</text:span></text:p>
              <text:p text:style-name="P1"><text:span text:style-name="T1">for $Equipo in doc("Equipo.xml")//Equipos</text:span></text:p>
              <text:p text:style-name="P1"><text:span text:style-name="T1">return $Equipo/Equipo[Posicion=1]</text:span></text:p>
              <text:p text:style-name="P1"><text:span text:style-name="T1"/></text:p>
              <text:p text:style-name="P1"><text:span text:style-name="T1"/></text:p>
              <text:p text:style-name="P1"><text:span text:style-name="T2">5.</text:span><text:span text:style-name="T1">mostrar sólo el nombre de los equipos y su ranking</text:span></text:p>
            </text:list-header>
          </text:list>
        </text:list-item>
      </text:list>
      <text:p text:style-name="P2"><text:span text:style-name="T1">for $Equipo in doc("Equipo.xml")//Equipos/Equipo</text:span></text:p>
      <text:p text:style-name="P2"><text:span text:style-name="T1">return $Equipo/Nombre_Equipo/text() | $Equipo/Posicion/text()</text:span></text:p>
      <text:list xml:id="list145024902592804" text:continue-numbering="true" text:style-name="WWNum1">
        <text:list-item>
          <text:list>
            <text:list-header>
              <text:p text:style-name="P1"><text:span text:style-name="T1"/></text:p>
              <text:p text:style-name="P1"><text:span text:style-name="T1"/></text:p>
            </text:list-header>
          </text:list>
        </text:list-item>
      </text:list>
      <text:p text:style-name="P3"><text:span text:style-name="T1">6.Haz 3 consultas más sobre lo que quieras. Especifica que es lo que estás consultando.</text:span></text:p>
      <text:p text:style-name="P3"><text:span text:style-name="T1">-</text:span><text:span text:style-name="T3">Saco el </text:span><text:span text:style-name="T4">sueldo de todos los jugadores</text:span></text:p>
      <text:p text:style-name="P3"><text:span text:style-name="T4">for $Equipo in doc("Equipo.xml")//jugador</text:span></text:p>
      <text:p text:style-name="P3"><text:span text:style-name="T4">return $Equipo/Sueldo_Jugador</text:span></text:p>
      <text:p text:style-name="P3"><text:span text:style-name="T4"/></text:p>
      <text:p text:style-name="P3"><text:span text:style-name="T4"/></text:p>
      <text:p text:style-name="P3"><text:span text:style-name="T4">-Saco del equipo “Los Ro” de la categoria suplente solo el nombre del jugador</text:span></text:p>
      <text:p text:style-name="P3"><text:span text:style-name="T4">for $Equipo in doc("Equipo.xml")//Equipos/Equipo[Nombre_Equipo="Los Ro"]/Lista_Jugadores/jugador[@category="suplente"]</text:span></text:p>
      <text:p text:style-name="P3"><text:span text:style-name="T4">return $Equipo /Nombre_Jugador/text()</text:span></text:p>
      <text:p text:style-name="P3"><text:span text:style-name="T4"/></text:p>
      <text:p text:style-name="P3"><text:span text:style-name="T4">-Saco </text:span><text:span text:style-name="T5">la edad de todos los jugadores acortando con // para ir directamente</text:span></text:p>
      <text:p text:style-name="P3"><text:span text:style-name="T5">for $Equipo in doc("Equipo.xml")//jugador</text:span></text:p>
      <text:p text:style-name="P3"><text:span text:style-name="T5">return $Equipo /Edad_Jugador</text:span></text:p>
      <text:p text:style-name="P3"><text:span text:style-name="T3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14:50:23.570000000</dc:date>
    <meta:editing-duration>PT5M4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1" meta:word-count="165" meta:character-count="1351" meta:non-whitespace-character-count="1227"/>
  </office:meta>
</office:document-meta>
</file>